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3pt" officeooo:rsid="00181535" officeooo:paragraph-rsid="00181535" style:font-size-asian="13pt" style:font-size-complex="13pt"/>
    </style:style>
    <style:style style:name="P2" style:family="paragraph" style:parent-style-name="Standard">
      <style:text-properties style:font-name="Calibri" fo:font-size="13pt" officeooo:rsid="001a4eba" officeooo:paragraph-rsid="00181535" style:font-size-asian="13pt" style:font-size-complex="13pt"/>
    </style:style>
    <style:style style:name="P3" style:family="paragraph" style:parent-style-name="Standard">
      <style:text-properties style:font-name="Calibri" fo:font-size="13pt" officeooo:rsid="001a4eba" officeooo:paragraph-rsid="001a4eba" style:font-size-asian="13pt" style:font-size-complex="13pt"/>
    </style:style>
    <style:style style:name="P4" style:family="paragraph" style:parent-style-name="Standard">
      <style:text-properties style:font-name="Calibri" fo:font-size="13pt" officeooo:rsid="001c4d00" officeooo:paragraph-rsid="001c4d00" style:font-size-asian="13pt" style:font-size-complex="13pt"/>
    </style:style>
    <style:style style:name="P5" style:family="paragraph" style:parent-style-name="Standard">
      <style:text-properties style:font-name="Calibri" fo:font-size="13pt" officeooo:rsid="003683c8" officeooo:paragraph-rsid="003683c8" style:font-size-asian="13pt" style:font-size-complex="13pt"/>
    </style:style>
    <style:style style:name="P6" style:family="paragraph" style:parent-style-name="Standard">
      <style:text-properties officeooo:rsid="001f911e" officeooo:paragraph-rsid="001f911e"/>
    </style:style>
    <style:style style:name="P7" style:family="paragraph" style:parent-style-name="Standard">
      <style:text-properties officeooo:rsid="00213875" officeooo:paragraph-rsid="00213875"/>
    </style:style>
    <style:style style:name="P8" style:family="paragraph" style:parent-style-name="Standard">
      <style:text-properties officeooo:rsid="00220d0b" officeooo:paragraph-rsid="00220d0b"/>
    </style:style>
    <style:style style:name="P9" style:family="paragraph" style:parent-style-name="Standard">
      <style:text-properties officeooo:paragraph-rsid="00220d0b"/>
    </style:style>
    <style:style style:name="P10" style:family="paragraph" style:parent-style-name="Standard">
      <style:text-properties officeooo:rsid="0027caff" officeooo:paragraph-rsid="0027caff"/>
    </style:style>
    <style:style style:name="P11" style:family="paragraph" style:parent-style-name="Standard">
      <style:text-properties officeooo:paragraph-rsid="0027d971"/>
    </style:style>
    <style:style style:name="P12" style:family="paragraph" style:parent-style-name="Standard">
      <style:text-properties officeooo:rsid="0029a269" officeooo:paragraph-rsid="0029a269"/>
    </style:style>
    <style:style style:name="P13" style:family="paragraph" style:parent-style-name="Standard">
      <style:text-properties officeooo:paragraph-rsid="0029a269"/>
    </style:style>
    <style:style style:name="P14" style:family="paragraph" style:parent-style-name="Standard">
      <style:text-properties officeooo:rsid="002c3ce3" officeooo:paragraph-rsid="002c3ce3"/>
    </style:style>
    <style:style style:name="P15" style:family="paragraph" style:parent-style-name="Standard">
      <style:text-properties officeooo:paragraph-rsid="002e3be4"/>
    </style:style>
    <style:style style:name="P16" style:family="paragraph" style:parent-style-name="Standard">
      <style:text-properties officeooo:rsid="00328b96" officeooo:paragraph-rsid="00328b96"/>
    </style:style>
    <style:style style:name="P17" style:family="paragraph" style:parent-style-name="Standard">
      <style:text-properties officeooo:rsid="0033efd7" officeooo:paragraph-rsid="0033efd7"/>
    </style:style>
    <style:style style:name="P18" style:family="paragraph" style:parent-style-name="Standard">
      <style:text-properties style:font-name="Calibri" fo:font-size="13pt" officeooo:rsid="001e651e" officeooo:paragraph-rsid="001e651e" style:font-size-asian="13pt" style:font-size-complex="13pt"/>
    </style:style>
    <style:style style:name="P19" style:family="paragraph" style:parent-style-name="Standard">
      <style:text-properties style:font-name="Calibri" fo:font-size="13pt" officeooo:rsid="001f911e" officeooo:paragraph-rsid="001f911e" style:font-size-asian="13pt" style:font-size-complex="13pt"/>
    </style:style>
    <style:style style:name="P20" style:family="paragraph" style:parent-style-name="Standard">
      <style:text-properties style:font-name="Calibri" fo:font-size="13pt" officeooo:rsid="00218b06" officeooo:paragraph-rsid="00213875" style:font-size-asian="13pt" style:font-size-complex="13pt"/>
    </style:style>
    <style:style style:name="P21" style:family="paragraph" style:parent-style-name="Standard">
      <style:text-properties style:font-name="Calibri" fo:font-size="13pt" officeooo:rsid="00220d0b" officeooo:paragraph-rsid="00220d0b" style:font-size-asian="13pt" style:font-size-complex="13pt"/>
    </style:style>
    <style:style style:name="P22" style:family="paragraph" style:parent-style-name="Standard">
      <style:text-properties style:font-name="Calibri" fo:font-size="13pt" officeooo:rsid="00270c3b" officeooo:paragraph-rsid="00220d0b" style:font-size-asian="13pt" style:font-size-complex="13pt"/>
    </style:style>
    <style:style style:name="P23" style:family="paragraph" style:parent-style-name="Standard">
      <style:text-properties style:font-name="Calibri" fo:font-size="13pt" officeooo:rsid="0027caff" officeooo:paragraph-rsid="0027caff" style:font-size-asian="13pt" style:font-size-complex="13pt"/>
    </style:style>
    <style:style style:name="P24" style:family="paragraph" style:parent-style-name="Standard">
      <style:text-properties style:font-name="Calibri" fo:font-size="13pt" officeooo:rsid="0027d971" officeooo:paragraph-rsid="0027d971" style:font-size-asian="13pt" style:font-size-complex="13pt"/>
    </style:style>
    <style:style style:name="P25" style:family="paragraph" style:parent-style-name="Standard">
      <style:text-properties style:font-name="Calibri" fo:font-size="13pt" officeooo:rsid="0029a269" officeooo:paragraph-rsid="0029a269" style:font-size-asian="13pt" style:font-size-complex="13pt"/>
    </style:style>
    <style:style style:name="P26" style:family="paragraph" style:parent-style-name="Standard">
      <style:text-properties style:font-name="Calibri" fo:font-size="13pt" officeooo:rsid="002b3068" officeooo:paragraph-rsid="0029a269" style:font-size-asian="13pt" style:font-size-complex="13pt"/>
    </style:style>
    <style:style style:name="P27" style:family="paragraph" style:parent-style-name="Standard">
      <style:text-properties style:font-name="Calibri" fo:font-size="13pt" officeooo:rsid="002c3ce3" officeooo:paragraph-rsid="002c3ce3" style:font-size-asian="13pt" style:font-size-complex="13pt"/>
    </style:style>
    <style:style style:name="P28" style:family="paragraph" style:parent-style-name="Standard">
      <style:text-properties style:font-name="Calibri" fo:font-size="13pt" officeooo:rsid="00311a20" officeooo:paragraph-rsid="002e3be4" style:font-size-asian="13pt" style:font-size-complex="13pt"/>
    </style:style>
    <style:style style:name="P29" style:family="paragraph" style:parent-style-name="Standard">
      <style:text-properties style:font-name="Calibri" fo:font-size="13pt" officeooo:rsid="00328b96" officeooo:paragraph-rsid="00328b96" style:font-size-asian="13pt" style:font-size-complex="13pt"/>
    </style:style>
    <style:style style:name="P30" style:family="paragraph" style:parent-style-name="Standard">
      <style:text-properties style:font-name="Calibri" fo:font-size="13pt" officeooo:rsid="0035d9af" officeooo:paragraph-rsid="0033efd7" style:font-size-asian="13pt" style:font-size-complex="13pt"/>
    </style:style>
    <style:style style:name="T1" style:family="text">
      <style:text-properties officeooo:rsid="00189055"/>
    </style:style>
    <style:style style:name="T2" style:family="text">
      <style:text-properties style:font-name="Calibri" fo:font-size="13pt" style:font-size-asian="13pt" style:font-size-complex="13pt"/>
    </style:style>
    <style:style style:name="T3" style:family="text">
      <style:text-properties style:font-name="Calibri" fo:font-size="13pt" officeooo:rsid="001e651e" style:font-size-asian="13pt" style:font-size-complex="13pt"/>
    </style:style>
    <style:style style:name="T4" style:family="text">
      <style:text-properties style:font-name="Calibri" fo:font-size="13pt" officeooo:rsid="00218b06" style:font-size-asian="13pt" style:font-size-complex="13pt"/>
    </style:style>
    <style:style style:name="T5" style:family="text">
      <style:text-properties style:font-name="Calibri" fo:font-size="13pt" officeooo:rsid="00220d0b" style:font-size-asian="13pt" style:font-size-complex="13pt"/>
    </style:style>
    <style:style style:name="T6" style:family="text">
      <style:text-properties style:font-name="Calibri" fo:font-size="13pt" officeooo:rsid="0022d58d" style:font-size-asian="13pt" style:font-size-complex="13pt"/>
    </style:style>
    <style:style style:name="T7" style:family="text">
      <style:text-properties style:font-name="Calibri" fo:font-size="13pt" officeooo:rsid="0023b9b3" style:font-size-asian="13pt" style:font-size-complex="13pt"/>
    </style:style>
    <style:style style:name="T8" style:family="text">
      <style:text-properties style:font-name="Calibri" fo:font-size="13pt" officeooo:rsid="00250e04" style:font-size-asian="13pt" style:font-size-complex="13pt"/>
    </style:style>
    <style:style style:name="T9" style:family="text">
      <style:text-properties style:font-name="Calibri" fo:font-size="13pt" officeooo:rsid="0025f72b" style:font-size-asian="13pt" style:font-size-complex="13pt"/>
    </style:style>
    <style:style style:name="T10" style:family="text">
      <style:text-properties style:font-name="Calibri" fo:font-size="13pt" officeooo:rsid="00270c3b" style:font-size-asian="13pt" style:font-size-complex="13pt"/>
    </style:style>
    <style:style style:name="T11" style:family="text">
      <style:text-properties style:font-name="Calibri" fo:font-size="13pt" officeooo:rsid="0027d971" style:font-size-asian="13pt" style:font-size-complex="13pt"/>
    </style:style>
    <style:style style:name="T12" style:family="text">
      <style:text-properties style:font-name="Calibri" fo:font-size="13pt" officeooo:rsid="0029a269" style:font-size-asian="13pt" style:font-size-complex="13pt"/>
    </style:style>
    <style:style style:name="T13" style:family="text">
      <style:text-properties style:font-name="Calibri" fo:font-size="13pt" officeooo:rsid="002b3068" style:font-size-asian="13pt" style:font-size-complex="13pt"/>
    </style:style>
    <style:style style:name="T14" style:family="text">
      <style:text-properties style:font-name="Calibri" fo:font-size="13pt" officeooo:rsid="002f4dc9" style:font-size-asian="13pt" style:font-size-complex="13pt"/>
    </style:style>
    <style:style style:name="T15" style:family="text">
      <style:text-properties style:font-name="Calibri" fo:font-size="13pt" officeooo:rsid="00311a20" style:font-size-asian="13pt" style:font-size-complex="13pt"/>
    </style:style>
    <style:style style:name="T16" style:family="text">
      <style:text-properties style:font-name="Calibri" fo:font-size="13pt" officeooo:rsid="002e3be4" style:font-size-asian="13pt" style:font-size-complex="13pt"/>
    </style:style>
    <style:style style:name="T17" style:family="text">
      <style:text-properties style:font-name="Calibri" fo:font-size="13pt" officeooo:rsid="0035d9af" style:font-size-asian="13pt" style:font-size-complex="13pt"/>
    </style:style>
    <style:style style:name="T18" style:family="text">
      <style:text-properties officeooo:rsid="001b6a17"/>
    </style:style>
    <style:style style:name="T19" style:family="text">
      <style:text-properties officeooo:rsid="001bfc59"/>
    </style:style>
    <style:style style:name="T20" style:family="text">
      <style:text-properties officeooo:rsid="001dfa39"/>
    </style:style>
    <style:style style:name="T21" style:family="text">
      <style:text-properties officeooo:rsid="00270c3b"/>
    </style:style>
    <style:style style:name="T22" style:family="text">
      <style:text-properties officeooo:rsid="0037ad84"/>
    </style:style>
    <style:style style:name="T23" style:family="text">
      <style:text-properties officeooo:rsid="0038b9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an Hall: R0 estimates for flu, <text:span text:style-name="T1">norovirus</text:span>. Missing generation interval, attack rate. How should modeling based advice be used? <text:span text:style-name="T1">If population level models, </text:span><text:span text:style-name="T21">probly not v</text:span>ery useful for care homes <text:span text:style-name="T23">and other specific settings</text:span>.</text:p>
      <text:p text:style-name="P2"/>
      <text:p text:style-name="P3">Conall slides: Datamart: % swab positives → take-off from week 25. <text:span text:style-name="T18">Summer peak not as high as previous winter peaks. </text:span><text:span text:style-name="T19">North West had a big drop </text:span><text:span text:style-name="T22">in last few wks </text:span><text:span text:style-name="T19">but </text:span><text:span text:style-name="T22">there were </text:span><text:span text:style-name="T19">changes in testing.</text:span></text:p>
      <text:p text:style-name="P4">Other regions are still going up, <text:span text:style-name="T20">still at a lower level</text:span>. <text:span text:style-name="T20">Manchester: doubled positivity. </text:span></text:p>
      <text:p text:style-name="P18">Hospitalisations peaking around w30, slightly going down now (before school)?</text:p>
      <text:p text:style-name="P6"><text:span text:style-name="T3">Z</text:span><text:span text:style-name="T2">heng/Weinberg paper: expected increase in hospitalisations across age groups.</text:span></text:p>
      <text:p text:style-name="P19"/>
      <text:p text:style-name="P7"><text:span text:style-name="T2">Nick Gent: pediatric ICU beds getting filled up. </text:span><text:span text:style-name="T4">Wales numbers rising (low pICU capacity). Wales has higher testing rates.</text:span></text:p>
      <text:p text:style-name="P20"/>
      <text:p text:style-name="P9"><text:span text:style-name="T4">J</text:span><text:span text:style-name="T5">osie Murray </text:span><text:span text:style-name="T8">(</text:span><text:span text:style-name="T5">Scotland</text:span><text:span text:style-name="T8">):</text:span><text:span text:style-name="T5"> Cases took off from w30, going up so far (maybe plateauing). </text:span></text:p>
      <text:p text:style-name="P21"/>
      <text:p text:style-name="P8"><text:span text:style-name="T2">Sarah M Wylie </text:span><text:span text:style-name="T6">(NI)</text:span><text:span text:style-name="T2">: </text:span><text:span text:style-name="T7">hospital bed occupancy model. </text:span><text:span text:style-name="T9">No data presented, anecdotally not yet lot of RSV hosp cases, but rising case numbers. </text:span><text:span text:style-name="T10">Q: is there signal on acuity?</text:span></text:p>
      <text:p text:style-name="P22"/>
      <text:p text:style-name="P10"><text:span text:style-name="T10">N</text:span><text:span text:style-name="T2">ick Gent: retraining pediatric staff who spent time with adults due to COV-19. </text:span></text:p>
      <text:p text:style-name="P23"/>
      <text:p text:style-name="P11"><text:span text:style-name="T11">Thomas House: Can we get data through SPI-M data sharing? Coinfections? </text:span><text:span text:style-name="T12">Does coinfection in the community increase hosp likelhd?</text:span></text:p>
      <text:p text:style-name="P24"/>
      <text:p text:style-name="P12"><text:span text:style-name="T11">C</text:span><text:span text:style-name="T2">onall: In SARI watch there’s some coinfection data. </text:span></text:p>
      <text:p text:style-name="P25"/>
      <text:p text:style-name="P25">Nick Gent: there is multiplexing data</text:p>
      <text:p text:style-name="P25"/>
      <text:p text:style-name="P13"><text:span text:style-name="T12">Josie Murray: community sentinel swabbing starting in Scotland. </text:span><text:span text:style-name="T13">Pediatric services in Scotland already ‘overwhelmed’, ICU bed occupancy already a problem.</text:span></text:p>
      <text:p text:style-name="P26"/>
      <text:p text:style-name="P14"><text:span text:style-name="T13">T</text:span><text:span text:style-name="T2">homas House: modelling collaboration with Bolton hospital. </text:span></text:p>
      <text:p text:style-name="P27"/>
      <text:p text:style-name="P15"><text:span text:style-name="T16">Thomas Finnie: critical question is what is the susceptib</text:span><text:span text:style-name="T15">le </text:span><text:span text:style-name="T16">pool. </text:span><text:span text:style-name="T14">Fit a SIRS model </text:span><text:span text:style-name="T15">to overall incidence to come up with susceptible % estimate. </text:span></text:p>
      <text:p text:style-name="P28"/>
      <text:p text:style-name="P16"><text:span text:style-name="T15">L</text:span><text:span text:style-name="T2">ily Tang: uncertainty higher about peak size and timing, correct?</text:span></text:p>
      <text:p text:style-name="P29"/>
      <text:p text:style-name="P17"><text:span text:style-name="T2">Thomas Finnie </text:span><text:span text:style-name="T17">(PHE)</text:span><text:span text:style-name="T2">: </text:span><text:span text:style-name="T17">not planning more modelling soon. </text:span></text:p>
      <text:p text:style-name="P30"/>
      <text:p text:style-name="P5">Meeting in 4 week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5:08:23.082162403</meta:creation-date>
    <dc:date>2021-09-14T16:14:29.466314623</dc:date>
    <meta:editing-duration>PT49M48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84" meta:character-count="1829" meta:non-whitespace-character-count="1556"/>
  </office:meta>
</office:document-meta>
</file>